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1.371cm" fo:min-width="3.501cm"/>
    </style:style>
    <style:style style:name="gr2" style:family="graphic" style:parent-style-name="SolidLine">
      <style:graphic-properties fo:min-height="1.447cm" fo:min-width="3.501cm"/>
    </style:style>
    <style:style style:name="gr3" style:family="graphic" style:parent-style-name="standard">
      <style:graphic-properties draw:stroke="none" draw:fill="none" fo:min-height="0.168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none" draw:fill="none" fo:min-height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06cm" fo:min-width="0cm"/>
    </style:style>
    <style:style style:name="gr13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1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457cm" fo:min-width="0cm"/>
    </style:style>
    <style:style style:name="gr16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585cm" fo:min-width="0cm"/>
    </style:style>
    <style:style style:name="gr1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764cm" fo:min-width="0cm"/>
    </style:style>
    <style:style style:name="gr20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2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2" style:family="graphic" style:parent-style-name="BlackWhite">
      <style:graphic-properties fo:min-height="0cm" fo:min-width="0cm"/>
    </style:style>
    <style:style style:name="gr23" style:family="graphic" style:parent-style-name="text">
      <style:graphic-properties fo:min-height="0.319cm"/>
    </style:style>
    <style:style style:name="gr24" style:family="graphic" style:parent-style-name="standard">
      <style:graphic-properties draw:marker-start="StrokedCircle" draw:textarea-horizontal-align="center" draw:textarea-vertical-align="bottom"/>
    </style:style>
    <style:style style:name="gr25" style:family="graphic" style:parent-style-name="standard">
      <style:graphic-properties draw:marker-start="StrokedDiamond" draw:textarea-horizontal-align="center" draw:textarea-vertical-align="bottom"/>
    </style:style>
    <style:style style:name="gr26" style:family="graphic" style:parent-style-name="standard">
      <style:graphic-properties draw:marker-start="Arrow" draw:textarea-horizontal-align="center" draw:textarea-vertical-align="bottom"/>
    </style:style>
    <style:style style:name="gr27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28" style:family="graphic" style:parent-style-name="standard">
      <style:graphic-properties draw:marker-start="StrokedTriangle" draw:textarea-horizontal-align="center" draw:textarea-vertical-align="bottom"/>
    </style:style>
    <style:style style:name="gr29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30" style:family="graphic" style:parent-style-name="standard">
      <style:graphic-properties draw:marker-start="StrokedHalfCircle" draw:textarea-horizontal-align="center" draw:textarea-vertical-align="bottom"/>
    </style:style>
    <style:style style:name="gr3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1pt" style:font-size-asian="12pt" style:font-size-complex="12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fo:font-size="11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lassName" draw:style-name="gr1" draw:text-style-name="P2" xml:id="id1" draw:id="id1" draw:layer="layout" svg:width="4cm" svg:height="1.62cm" svg:x="0.635cm" svg:y="2.615cm">
          <text:p text:style-name="P1">Bài Sản phẩ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xml:id="id2" draw:id="id2" draw:layer="layout" svg:width="4cm" svg:height="1.696cm" svg:x="1.982cm" svg:y="6.585cm">
          <text:p text:style-name="P1">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4" draw:id="id4" draw:layer="layout" svg:width="4cm" svg:height="1.62cm" svg:x="12.247cm" svg:y="6.612cm">
          <text:p text:style-name="P1">Trạm Làm 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3" draw:id="id3" draw:layer="layout" svg:width="4cm" svg:height="1.62cm" svg:x="16.878cm" svg:y="2.459cm">
          <text:p text:style-name="P1">Trung Tâm Chi Phí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2.635cm" svg:y1="4.235cm" svg:x2="3.982cm" svg:y2="6.585cm" draw:start-shape="id1" draw:start-glue-point="2" draw:end-shape="id2" draw:end-glue-point="0" svg:d="M2635 4235v1176h1347v1174" svg:viewBox="0 0 1348 2351">
          <text:p/>
        </draw:connector>
        <draw:frame draw:style-name="gr3" draw:text-style-name="P3" draw:layer="layout" svg:width="1.411cm" svg:height="0.569cm" svg:x="4.065cm" svg:y="5.984cm">
          <draw:text-box>
            <text:p>1..*</text:p>
          </draw:text-box>
        </draw:frame>
        <draw:frame draw:style-name="gr4" draw:text-style-name="P3" draw:layer="layout" svg:width="0.671cm" svg:height="0.57cm" svg:x="2.797cm" svg:y="4.45cm">
          <draw:text-box>
            <text:p>1</text:p>
          </draw:text-box>
        </draw:frame>
        <draw:connector draw:style-name="standard" draw:text-style-name="P1" draw:layer="layout" svg:x1="18.878cm" svg:y1="4.079cm" svg:x2="14.247cm" svg:y2="6.612cm" draw:start-shape="id3" draw:start-glue-point="2" draw:end-shape="id4" draw:end-glue-point="0" svg:d="M18878 4079v1267h-4631v1266" svg:viewBox="0 0 4632 2534">
          <text:p/>
        </draw:connector>
        <draw:custom-shape draw:name="ClassName" draw:style-name="gr2" draw:text-style-name="P2" xml:id="id5" draw:id="id5" draw:layer="layout" svg:width="4cm" svg:height="1.696cm" svg:x="9.602cm" svg:y="10.053cm">
          <text:p text:style-name="P1">Tuyến Đi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1" draw:layer="layout" svg:x1="14.247cm" svg:y1="8.232cm" svg:x2="11.602cm" svg:y2="10.053cm" draw:start-shape="id4" draw:start-glue-point="2" draw:end-shape="id5" draw:end-glue-point="0" svg:d="M14247 8232v911h-2645v910" svg:viewBox="0 0 2646 1822">
          <text:p/>
        </draw:connector>
        <draw:connector draw:style-name="gr5" draw:text-style-name="P1" draw:layer="layout" svg:x1="9.602cm" svg:y1="10.901cm" svg:x2="3.982cm" svg:y2="8.281cm" draw:start-shape="id5" draw:start-glue-point="3" draw:end-shape="id2" draw:end-glue-point="2" svg:d="M9602 10901h-5620v-2620" svg:viewBox="0 0 5621 2621">
          <text:p/>
        </draw:connector>
        <draw:connector draw:style-name="standard" draw:text-style-name="P1" draw:layer="layout" svg:x1="5.982cm" svg:y1="7.433cm" svg:x2="12.247cm" svg:y2="7.422cm" draw:start-shape="id2" draw:start-glue-point="1" draw:end-shape="id4" draw:end-glue-point="3" svg:d="M5982 7433h3133v-11h3132" svg:viewBox="0 0 6266 12">
          <text:p/>
        </draw:connector>
        <draw:frame draw:style-name="gr6" draw:text-style-name="P5" draw:layer="layout" svg:width="1.145cm" svg:height="0.629cm" svg:x="10.84cm" svg:y="6.516cm">
          <draw:text-box>
            <text:p text:style-name="P4">1..*</text:p>
          </draw:text-box>
        </draw:frame>
        <draw:frame draw:style-name="gr6" draw:text-style-name="P5" draw:layer="layout" svg:width="1.145cm" svg:height="0.629cm" svg:x="7.429cm" svg:y="6.887cm">
          <draw:text-box>
            <text:p text:style-name="P4">0..*</text:p>
          </draw:text-box>
        </draw:frame>
        <draw:frame draw:style-name="gr7" draw:text-style-name="P7" draw:layer="layout" svg:width="5.815cm" svg:height="1.119cm" svg:x="11.218cm" svg:y="0.635cm">
          <draw:text-box>
            <text:p text:style-name="P6">SƠ ĐỒ CLASS</text:p>
          </draw:text-box>
        </draw:frame>
        <draw:frame draw:style-name="gr8" draw:text-style-name="P8" draw:layer="layout" svg:width="7.957cm" svg:height="0.962cm" svg:x="18.679cm" svg:y="1.001cm">
          <draw:text-box>
            <text:p><text:span text:style-name="T1">Mô tả dữ liệu Để tạo lớp </text:span></text:p>
          </draw:text-box>
        </draw:frame>
        <draw:frame draw:style-name="gr9" draw:text-style-name="P10" draw:layer="layout" svg:width="7.331cm" svg:height="6.513cm" svg:x="0.635cm" svg:y="34.48cm">
          <draw:text-box>
            <text:p text:style-name="P9"><text:span text:style-name="T2">NhatKyBaiIn</text:span></text:p>
            <text:list text:style-name="L1">
              <text:list-item>
                <text:p><text:span text:style-name="T3">TenNhatKy (string)</text:span></text:p>
              </text:list-item>
              <text:list-item>
                <text:p><text:span text:style-name="T3">NguoiIn: ThoIn</text:span></text:p>
              </text:list-item>
              <text:list-item>
                <text:p><text:span text:style-name="T3">ChoMayIn:MayIn</text:span></text:p>
              </text:list-item>
              <text:list-item>
                <text:p><text:span text:style-name="T3">InBai: BaiIn</text:span></text:p>
              </text:list-item>
              <text:list-item>
                <text:p><text:span text:style-name="T3">TongSoClickChay (integer)</text:span></text:p>
              </text:list-item>
              <text:list-item>
                <text:p><text:span text:style-name="T3">DonViTinhClick: string</text:span></text:p>
              </text:list-item>
              <text:list-item>
                <text:p><text:span text:style-name="T3">GomSoClickThu: double</text:span></text:p>
              </text:list-item>
              <text:list-item>
                <text:p><text:span text:style-name="T3">GomSoClickHu: double</text:span></text:p>
              </text:list-item>
              <text:list-item>
                <text:p><text:span text:style-name="T3">ThoiGianLapPhieu (DateTime)</text:span></text:p>
              </text:list-item>
              <text:list-item>
                <text:p><text:span text:style-name="T3">ThoiGianInXong (DateTime)</text:span></text:p>
              </text:list-item>
              <text:list-item>
                <text:p><text:span text:style-name="T3">TinhTrangNhatKy (TinhTrangNK)</text:span></text:p>
              </text:list-item>
            </text:list>
            <text:p><text:span text:style-name="T3"/></text:p>
          </draw:text-box>
        </draw:frame>
        <draw:frame draw:style-name="gr10" draw:text-style-name="P11" draw:layer="layout" svg:width="4.318cm" svg:height="3.495cm" svg:x="0.814cm" svg:y="23.946cm">
          <draw:text-box>
            <text:p><text:span text:style-name="T4">NguoiDung</text:span></text:p>
            <text:list text:style-name="L1">
              <text:list-item>
                <text:p text:style-name="P9"><text:span text:style-name="T5">Ten</text:span></text:p>
              </text:list-item>
              <text:list-item>
                <text:p text:style-name="P9"><text:span text:style-name="T5">Ho</text:span></text:p>
              </text:list-item>
              <text:list-item>
                <text:p text:style-name="P9"><text:span text:style-name="T5">TenNguoiDung</text:span></text:p>
              </text:list-item>
              <text:list-item>
                <text:p><text:span text:style-name="T3">MatKhau</text:span></text:p>
              </text:list-item>
            </text:list>
            <text:p><text:span text:style-name="T3"/></text:p>
          </draw:text-box>
        </draw:frame>
        <draw:frame draw:style-name="gr11" draw:text-style-name="P11" draw:layer="layout" svg:width="4.953cm" svg:height="3.769cm" svg:x="0.789cm" svg:y="29.168cm">
          <draw:text-box>
            <text:p><text:span text:style-name="T4">MayIn</text:span></text:p>
            <text:list text:style-name="L1">
              <text:list-item>
                <text:p text:style-name="P9"><text:span text:style-name="T5">TenMayIn</text:span></text:p>
              </text:list-item>
              <text:list-item>
                <text:p><text:span text:style-name="T3">MoTa</text:span></text:p>
              </text:list-item>
              <text:list-item>
                <text:p><text:span text:style-name="T3">DonViDemClick</text:span></text:p>
              </text:list-item>
              <text:list-item>
                <text:p><text:span text:style-name="T3"/></text:p>
              </text:list-item>
            </text:list>
            <text:p><text:span text:style-name="T3"/></text:p>
          </draw:text-box>
        </draw:frame>
        <draw:frame draw:style-name="gr12" draw:text-style-name="P10" draw:layer="layout" svg:width="8.128cm" svg:height="9.323cm" svg:x="6.16cm" svg:y="22.945cm">
          <draw:text-box>
            <text:p><text:span text:style-name="T2">BaiIn</text:span></text:p>
            <text:list text:style-name="L2">
              <text:list-item>
                <text:p><text:span text:style-name="T3">TenBaiIn (string)</text:span></text:p>
              </text:list-item>
              <text:list-item>
                <text:p><text:span text:style-name="T3">NguoiLamFile (string)</text:span></text:p>
              </text:list-item>
              <text:list-item>
                <text:p><text:span text:style-name="T3">DienGiaiIn (string)</text:span></text:p>
              </text:list-item>
              <text:list-item>
                <text:p><text:span text:style-name="T3">MayInYeuCau MayIn</text:span></text:p>
              </text:list-item>
              <text:list-item>
                <text:p><text:span text:style-name="T3">TenGiayIn(string)</text:span></text:p>
              </text:list-item>
              <text:list-item>
                <text:p><text:span text:style-name="T3">ToChayRong (double)</text:span></text:p>
              </text:list-item>
              <text:list-item>
                <text:p><text:span text:style-name="T3">ToChayDai(double)</text:span></text:p>
              </text:list-item>
              <text:list-item>
                <text:p><text:span text:style-name="T3">SoLuongToChayCan (integer)</text:span></text:p>
              </text:list-item>
              <text:list-item>
                <text:p><text:span text:style-name="T3">SoLuongToChayBuHao (integer)</text:span></text:p>
              </text:list-item>
              <text:list-item>
                <text:p><text:span text:style-name="T3">SoClickCanIn (double)</text:span></text:p>
              </text:list-item>
              <text:list-item>
                <text:p><text:span text:style-name="T3">DonViTinhClick (DonViTinhClick en)</text:span></text:p>
              </text:list-item>
              <text:list-item>
                <text:p><text:span text:style-name="T3">SoMatIn(integer)</text:span></text:p>
              </text:list-item>
              <text:list-item>
                <text:p><text:span text:style-name="T3">MauIn (MauIn en)</text:span></text:p>
              </text:list-item>
              <text:list-item>
                <text:p><text:span text:style-name="T3">MucUuTien (MucUuTien en)</text:span></text:p>
              </text:list-item>
              <text:list-item>
                <text:p><text:span text:style-name="T3">ThoiHanInXong:Date</text:span></text:p>
              </text:list-item>
              <text:list-item>
                <text:p><text:span text:style-name="T3">DuongDanFileIn (string)</text:span></text:p>
              </text:list-item>
              <text:list-item>
                <text:p><text:span text:style-name="T3">TinhTrangBaiIn (TinhTrangBaiIn)</text:span></text:p>
              </text:list-item>
              <text:list-item>
                <text:p><text:span text:style-name="T3">IdBaiSanPham: integer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  <text:p><text:span text:style-name="T3"/></text:p>
          </draw:text-box>
        </draw:frame>
        <draw:frame draw:style-name="gr13" draw:text-style-name="P10" draw:layer="layout" svg:width="5.969cm" svg:height="5.565cm" svg:x="0.635cm" svg:y="13.262cm">
          <draw:text-box>
            <text:p text:style-name="P9"><text:span text:style-name="T2">BaiSanPham</text:span></text:p>
            <text:list text:style-name="L1">
              <text:list-item>
                <text:p><text:span text:style-name="T3">SoDonHang (string)</text:span></text:p>
              </text:list-item>
              <text:list-item>
                <text:p><text:span text:style-name="T3">TenSanPham (string)</text:span></text:p>
              </text:list-item>
              <text:list-item>
                <text:p><text:span text:style-name="T3">YeuCau (string)</text:span></text:p>
              </text:list-item>
              <text:list-item>
                <text:p><text:span text:style-name="T3">DuongDanFile01</text:span></text:p>
              </text:list-item>
              <text:list-item>
                <text:p><text:span text:style-name="T3">DuongDanFile02</text:span></text:p>
              </text:list-item>
              <text:list-item>
                <text:p><text:span text:style-name="T3">DuongDanFile03</text:span></text:p>
              </text:list-item>
              <text:list-item>
                <text:p><text:span text:style-name="T3">ThoiHan: Date</text:span></text:p>
              </text:list-item>
              <text:list-item>
                <text:p><text:span text:style-name="T3">TinhTrangBaiSanPham</text:span></text:p>
                <text:p><text:span text:style-name="T3"><text:s/></text:span><text:span text:style-name="T3">(TinhTrangBaiSanPham)</text:span></text:p>
              </text:list-item>
            </text:list>
            <text:p><text:span text:style-name="T3"/></text:p>
          </draw:text-box>
        </draw:frame>
        <draw:frame draw:style-name="gr14" draw:text-style-name="P10" draw:layer="layout" svg:width="4.318cm" svg:height="2.411cm" svg:x="36.56cm" svg:y="1.938cm">
          <draw:text-box>
            <text:p><text:span text:style-name="T2">TrungTamChiPhi</text:span></text:p>
            <text:list text:style-name="L1">
              <text:list-item>
                <text:p><text:span text:style-name="T3">Ten</text:span></text:p>
              </text:list-item>
              <text:list-item>
                <text:p><text:span text:style-name="T3">DienGiai</text:span></text:p>
              </text:list-item>
              <text:list-item>
                <text:p><text:span text:style-name="T3">ThuTuTienTrinh</text:span></text:p>
              </text:list-item>
            </text:list>
            <text:p><text:span text:style-name="T3"/></text:p>
          </draw:text-box>
        </draw:frame>
        <draw:frame draw:style-name="gr15" draw:text-style-name="P10" draw:layer="layout" svg:width="4.318cm" svg:height="3.707cm" svg:x="24.717cm" svg:y="8.383cm">
          <draw:text-box>
            <text:p><text:span text:style-name="T2">TramLamViec</text:span></text:p>
            <text:list text:style-name="L1">
              <text:list-item>
                <text:p><text:span text:style-name="T3">Ten</text:span></text:p>
              </text:list-item>
              <text:list-item>
                <text:p><text:span text:style-name="T3">DienGiai</text:span></text:p>
              </text:list-item>
              <text:list-item>
                <text:p><text:span text:style-name="T3">ThuTu</text:span></text:p>
              </text:list-item>
              <text:list-item>
                <text:p><text:span text:style-name="T3">MaTrungTamChiPhi</text:span></text:p>
                <text:p><text:span text:style-name="T3">IdNguoiDung</text:span></text:p>
              </text:list-item>
            </text:list>
            <text:p><text:span text:style-name="T3"/></text:p>
          </draw:text-box>
        </draw:frame>
        <draw:frame draw:style-name="gr16" draw:text-style-name="P10" draw:layer="layout" svg:width="5.588cm" svg:height="7.835cm" svg:x="16.781cm" svg:y="17.796cm">
          <draw:text-box>
            <text:p><text:span text:style-name="T2">TramLamViecViec</text:span></text:p>
            <text:list text:style-name="L1">
              <text:list-item>
                <text:p><text:span text:style-name="T3">MaTramLamViec</text:span></text:p>
              </text:list-item>
              <text:list-item>
                <text:p><text:span text:style-name="T3">IdViec</text:span></text:p>
              </text:list-item>
              <text:list-item>
                <text:p><text:span text:style-name="T3">IdNguoiDung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ThoiGianVo</text:span></text:p>
              </text:list-item>
              <text:list-item>
                <text:p><text:span text:style-name="T3">ThoiGianHoanThanh</text:span></text:p>
              </text:list-item>
              <text:list-item>
                <text:p><text:span text:style-name="T3">SoLuongVo</text:span></text:p>
              </text:list-item>
              <text:list-item>
                <text:p><text:span text:style-name="T3">DonViSoLuongVo</text:span></text:p>
              </text:list-item>
              <text:list-item>
                <text:p><text:span text:style-name="T3">SoLuongRa</text:span></text:p>
              </text:list-item>
              <text:list-item>
                <text:p><text:span text:style-name="T3">DonViSoLuongRa</text:span></text:p>
              </text:list-item>
              <text:list-item>
                <text:p><text:span text:style-name="T3">SoLuongConLai</text:span></text:p>
              </text:list-item>
              <text:list-item>
                <text:p><text:span text:style-name="T3">TinhTrangViecTaiTram</text:span></text:p>
              </text:list-item>
              <text:list-item>
                <text:p><text:span text:style-name="T3">GhiChuVo</text:span></text:p>
              </text:list-item>
              <text:list-item>
                <text:p><text:span text:style-name="T3">GhiChuRa</text:span></text:p>
              </text:list-item>
            </text:list>
            <text:p><text:span text:style-name="T3"/></text:p>
          </draw:text-box>
        </draw:frame>
        <draw:frame draw:style-name="gr17" draw:text-style-name="P10" draw:layer="layout" svg:width="5.588cm" svg:height="2.54cm" svg:x="34.02cm" svg:y="19.416cm">
          <draw:text-box>
            <text:p><text:span text:style-name="T2">TinhTrangViecTaiTram</text:span></text:p>
            <text:list text:style-name="L1">
              <text:list-item>
                <text:p><text:span text:style-name="T3">Id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ThuTu</text:span></text:p>
              </text:list-item>
            </text:list>
            <text:p><text:span text:style-name="T3"/></text:p>
          </draw:text-box>
        </draw:frame>
        <draw:frame draw:style-name="gr18" draw:text-style-name="P10" draw:layer="layout" svg:width="5.588cm" svg:height="2.54cm" svg:x="10.122cm" svg:y="19.871cm">
          <draw:text-box>
            <text:p><text:span text:style-name="T2">TinhTrangViec</text:span></text:p>
            <text:list text:style-name="L1">
              <text:list-item>
                <text:p><text:span text:style-name="T3">Id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ThuTu</text:span></text:p>
              </text:list-item>
            </text:list>
            <text:p><text:span text:style-name="T3"/></text:p>
          </draw:text-box>
        </draw:frame>
        <draw:frame draw:style-name="gr19" draw:text-style-name="P10" draw:layer="layout" svg:width="5.334cm" svg:height="6.014cm" svg:x="7.917cm" svg:y="13.893cm">
          <draw:text-box>
            <text:p><text:span text:style-name="T2">Viec</text:span></text:p>
            <text:list text:style-name="L1">
              <text:list-item>
                <text:p><text:span text:style-name="T3">id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DienGiai</text:span></text:p>
              </text:list-item>
              <text:list-item>
                <text:p><text:span text:style-name="T3">QuyCach</text:span></text:p>
              </text:list-item>
              <text:list-item>
                <text:p><text:span text:style-name="T3">GhiChu</text:span></text:p>
              </text:list-item>
              <text:list-item>
                <text:p><text:span text:style-name="T3">DanDo</text:span></text:p>
              </text:list-item>
              <text:list-item>
                <text:p><text:span text:style-name="T3">IdTuyenDi</text:span></text:p>
              </text:list-item>
              <text:list-item>
                <text:p><text:span text:style-name="T3">SoLuong: int</text:span></text:p>
              </text:list-item>
              <text:list-item>
                <text:p><text:span text:style-name="T3">DonViSoLuong</text:span></text:p>
              </text:list-item>
              <text:list-item>
                <text:p><text:span text:style-name="T3">TinhTrang: int</text:span></text:p>
              </text:list-item>
            </text:list>
            <text:p><text:span text:style-name="T3"/></text:p>
          </draw:text-box>
        </draw:frame>
        <draw:frame draw:style-name="gr20" draw:text-style-name="P10" draw:layer="layout" svg:width="5.588cm" svg:height="2.54cm" svg:x="14.593cm" svg:y="14.023cm">
          <draw:text-box>
            <text:p><text:span text:style-name="T2">TuyenDi</text:span></text:p>
            <text:list text:style-name="L1">
              <text:list-item>
                <text:p><text:span text:style-name="T3">Id: int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TuyenDi</text:span></text:p>
              </text:list-item>
            </text:list>
            <text:p><text:span text:style-name="T3"/></text:p>
          </draw:text-box>
        </draw:frame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1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12" draw:layer="layout" svg:width="4cm" svg:height="1.62cm" svg:x="1cm" svg:y="5cm">
          <text:p text:style-name="P1"><text:span text:style-name="T6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1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1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21" draw:text-style-name="P13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1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1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1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1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1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1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1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1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1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1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1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22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23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1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23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23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22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23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24" draw:text-style-name="P1" draw:layer="layout" svg:x1="1cm" svg:y1="1cm" svg:x2="8cm" svg:y2="1cm" svg:d="M1000 1000h7000" svg:viewBox="0 0 7001 1">
          <text:p/>
        </draw:connector>
        <draw:frame draw:style-name="gr23" draw:layer="layout" svg:width="3.5cm" svg:height="0.569cm" svg:x="2.75cm" svg:y="1.5cm">
          <draw:text-box>
            <text:p text:style-name="P1">Interface</text:p>
          </draw:text-box>
        </draw:frame>
        <draw:connector draw:style-name="gr25" draw:text-style-name="P1" draw:layer="layout" svg:x1="1cm" svg:y1="3.5cm" svg:x2="8cm" svg:y2="3.5cm" svg:d="M1000 3500h7000" svg:viewBox="0 0 7001 1">
          <text:p/>
        </draw:connector>
        <draw:frame draw:style-name="gr23" draw:layer="layout" svg:width="3.5cm" svg:height="0.569cm" svg:x="2.75cm" svg:y="4cm">
          <draw:text-box>
            <text:p text:style-name="P1">Aggregation</text:p>
          </draw:text-box>
        </draw:frame>
        <draw:connector draw:style-name="gr26" draw:text-style-name="P1" draw:layer="layout" svg:x1="1cm" svg:y1="6cm" svg:x2="8cm" svg:y2="6cm" svg:d="M1000 6000h7000" svg:viewBox="0 0 7001 1">
          <text:p/>
        </draw:connector>
        <draw:frame draw:style-name="gr23" draw:layer="layout" svg:width="3.5cm" svg:height="0.569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 svg:viewBox="0 0 7001 1">
          <text:p/>
        </draw:connector>
        <draw:frame draw:style-name="gr23" draw:layer="layout" svg:width="3.5cm" svg:height="0.569cm" svg:x="2.75cm" svg:y="9cm">
          <draw:text-box>
            <text:p text:style-name="P1">Composition</text:p>
          </draw:text-box>
        </draw:frame>
        <draw:connector draw:style-name="gr27" draw:text-style-name="P1" draw:layer="layout" svg:x1="1cm" svg:y1="11cm" svg:x2="8cm" svg:y2="11cm" svg:d="M1000 11000h7000" svg:viewBox="0 0 7001 1">
          <text:p/>
        </draw:connector>
        <draw:frame draw:style-name="gr23" draw:layer="layout" svg:width="3.5cm" svg:height="0.569cm" svg:x="2.75cm" svg:y="11.5cm">
          <draw:text-box>
            <text:p text:style-name="P1">Dependency</text:p>
          </draw:text-box>
        </draw:frame>
        <draw:connector draw:style-name="gr28" draw:text-style-name="P1" draw:layer="layout" svg:x1="1cm" svg:y1="13.5cm" svg:x2="8cm" svg:y2="13.5cm" svg:d="M1000 13500h7000" svg:viewBox="0 0 7001 1">
          <text:p/>
        </draw:connector>
        <draw:frame draw:style-name="gr23" draw:layer="layout" svg:width="3.5cm" svg:height="0.569cm" svg:x="2.75cm" svg:y="14cm">
          <draw:text-box>
            <text:p text:style-name="P1">Generalization</text:p>
          </draw:text-box>
        </draw:frame>
        <draw:connector draw:style-name="gr29" draw:text-style-name="P1" draw:layer="layout" svg:x1="1cm" svg:y1="16cm" svg:x2="8cm" svg:y2="16cm" svg:d="M1000 16000h7000" svg:viewBox="0 0 7001 1">
          <text:p/>
        </draw:connector>
        <draw:frame draw:style-name="gr23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30" draw:text-style-name="P1" draw:layer="layout" svg:x1="1cm" svg:y1="18.5cm" svg:x2="8cm" svg:y2="18.5cm" svg:d="M1000 18500h7000" svg:viewBox="0 0 7001 1">
          <text:p/>
        </draw:connector>
        <draw:frame draw:style-name="gr23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23" draw:layer="layout" svg:width="3.5cm" svg:height="0.569cm" svg:x="2.75cm" svg:y="21.5cm">
          <draw:text-box>
            <text:p text:style-name="P1">Connector</text:p>
          </draw:text-box>
        </draw:frame>
        <draw:connector draw:style-name="gr31" draw:text-style-name="P14" draw:layer="layout" svg:x1="1cm" svg:y1="23.5cm" svg:x2="8cm" svg:y2="23.5cm" svg:d="M1000 23500h7000" svg:viewBox="0 0 7001 1">
          <text:p/>
        </draw:connector>
        <draw:frame draw:style-name="gr23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6T05:52:51.296000000</dc:date>
    <meta:editing-cycles>19</meta:editing-cycles>
    <meta:editing-duration>PT1H19M56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